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s.afterCompletion( in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s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s.isTransa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s.setRollback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s.execTransaction( Callable &lt; T &gt; transa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texts.registerCommitSynchronizer( final Runnable runn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exts.execTransaction( final Runnable trans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xts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